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0pt" style:font-size-asian="30pt" style:font-size-complex="30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4cm" svg:y1="8.2cm" svg:x2="28.2cm" svg:y2="8.2cm">
          <text:p/>
        </draw:line>
        <draw:custom-shape draw:style-name="gr2" draw:text-style-name="P2" xml:id="id2" draw:id="id2" draw:layer="layout" svg:width="20.5cm" svg:height="4.6cm" svg:x="7.9cm" svg:y="1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cm" svg:height="2.3cm" svg:x="9.1cm" svg:y="12.2cm">
          <text:p text:style-name="P1"><text:span text:style-name="T1">'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2cm" svg:height="2.3cm" svg:x="14cm" svg:y="12.2cm">
          <text:p text:style-name="P1"><text:span text:style-name="T1">'B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.2cm" svg:height="2.3cm" svg:x="19cm" svg:y="12.2cm">
          <text:p text:style-name="P1"><text:span text:style-name="T1">'C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8.759cm" svg:height="2.3cm" svg:x="2cm" svg:y="7cm">
          <text:p text:style-name="P1"><text:span text:style-name="T1">arrayP :: [Char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379cm" svg:y1="9.3cm" svg:x2="7.9cm" svg:y2="13.3cm" draw:start-shape="id1" draw:end-shape="id2" draw:end-glue-point="3" svg:d="m6379 9300c0 2667 507 4000 1521 4000" svg:viewBox="0 0 1522 4001">
          <text:p/>
        </draw:connector>
        <draw:custom-shape draw:style-name="gr5" draw:text-style-name="P1" draw:layer="layout" svg:width="1.5cm" svg:height="20.4cm" draw:transform="rotate (1.5707963267949) translate (8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5.176cm" svg:height="1.728cm" svg:x="15.524cm" svg:y="17.5cm">
          <draw:text-box>
            <text:p><text:span text:style-name="T1">Length: 4</text:span></text:p>
          </draw:text-box>
        </draw:frame>
        <draw:frame draw:style-name="gr7" draw:text-style-name="P3" draw:layer="layout" svg:width="5.425cm" svg:height="1.728cm" svg:x="19.975cm" svg:y="7.272cm">
          <draw:text-box>
            <text:p><text:span text:style-name="T1">Interface</text:span></text:p>
          </draw:text-box>
        </draw:frame>
        <draw:custom-shape draw:style-name="gr8" draw:text-style-name="P1" xml:id="id3" draw:id="id3" draw:layer="layout" svg:width="3.8cm" svg:height="3.8cm" svg:x="10.2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curve" svg:x1="10.2cm" svg:y1="3.2cm" svg:x2="6.379cm" svg:y2="7cm" draw:start-shape="id3" draw:start-glue-point="6" draw:end-shape="id1" draw:end-glue-point="0" svg:d="m10200 3200c-2548 0-3821 1266-3821 3800" svg:viewBox="0 0 3822 3801">
          <text:p/>
        </draw:connector>
        <draw:custom-shape draw:style-name="gr9" draw:text-style-name="P2" draw:layer="layout" svg:width="12.2cm" svg:height="4.5cm" svg:x="14.9cm" svg:y="1.3cm">
          <text:p text:style-name="P1"><text:span text:style-name="T1">Know the length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96.38554216867 15289.40235503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" draw:text-style-name="P1" draw:layer="layout" draw:type="curve" svg:x1="12.3cm" svg:y1="13.35cm" svg:x2="14cm" svg:y2="13.35cm" draw:start-shape="id4" draw:start-glue-point="1" draw:end-shape="id5" svg:d="m12300 13350h1700" svg:viewBox="0 0 1701 1">
          <text:p/>
        </draw:connector>
        <draw:connector draw:style-name="gr4" draw:text-style-name="P1" draw:layer="layout" draw:type="curve" svg:x1="17.2cm" svg:y1="13.35cm" svg:x2="19cm" svg:y2="13.35cm" draw:start-shape="id5" draw:end-shape="id6" svg:d="m17200 13350h1800" svg:viewBox="0 0 1801 1">
          <text:p/>
        </draw:connector>
        <draw:frame draw:style-name="gr6" draw:text-style-name="P3" draw:layer="layout" svg:width="0.82cm" svg:height="1.728cm" svg:x="12.7cm" svg:y="11.5cm">
          <draw:text-box>
            <text:p><text:span text:style-name="T1">:</text:span></text:p>
          </draw:text-box>
        </draw:frame>
        <draw:frame draw:style-name="gr6" draw:text-style-name="P3" draw:layer="layout" svg:width="0.82cm" svg:height="1.728cm" svg:x="17.6cm" svg:y="11.472cm">
          <draw:text-box>
            <text:p><text:span text:style-name="T1">:</text:span></text:p>
          </draw:text-box>
        </draw:frame>
        <draw:custom-shape draw:style-name="gr3" draw:text-style-name="P2" xml:id="id7" draw:id="id7" draw:layer="layout" svg:width="3.2cm" svg:height="2.3cm" svg:x="24.1cm" svg:y="12.2cm">
          <text:p text:style-name="P1"><text:span text:style-name="T1">[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22.2cm" svg:y1="13.35cm" svg:x2="24.1cm" svg:y2="13.35cm" draw:start-shape="id6" draw:start-glue-point="1" draw:end-shape="id7" draw:end-glue-point="3" svg:d="m22200 13350h1900" svg:viewBox="0 0 1901 1">
          <text:p/>
        </draw:connector>
        <draw:frame draw:style-name="gr6" draw:text-style-name="P3" draw:layer="layout" svg:width="0.82cm" svg:height="1.728cm" svg:x="22.716cm" svg:y="11.449cm">
          <draw:text-box>
            <text:p><text:span text:style-name="T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2-11T00:59:47.240662924</dc:date>
    <dc:creator>Okabe Kiwamu</dc:creator>
    <meta:editing-duration>PT16H55M11S</meta:editing-duration>
    <meta:editing-cycles>188</meta:editing-cycles>
    <meta:generator>LibreOffice/4.1.3.2$Linux_X86_64 LibreOffice_project/410m0$Build-2</meta:generator>
    <meta:document-statistic meta:object-count="20"/>
  </office:meta>
</office:document-meta>
</file>